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34861111111111cm" style:use-optimal-column-width="true"/>
    </style:style>
    <style:style style:name="co2" style:family="table-column">
      <style:table-column-properties fo:break-before="auto" style:column-width="1.25236111111111cm" style:use-optimal-column-width="true"/>
    </style:style>
    <style:style style:name="co3" style:family="table-column">
      <style:table-column-properties fo:break-before="auto" style:column-width="11.6240277777778cm" style:use-optimal-column-width="true"/>
    </style:style>
    <style:style style:name="co4" style:family="table-column">
      <style:table-column-properties fo:break-before="auto" style:column-width="6.84388888888889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1.92263888888889cm" style:use-optimal-column-width="true"/>
    </style:style>
    <style:style style:name="co7" style:family="table-column">
      <style:table-column-properties fo:break-before="auto" style:column-width="2.16958333333333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2.89277777777778cm" style:use-optimal-column-width="true"/>
    </style:style>
    <style:style style:name="co10" style:family="table-column">
      <style:table-column-properties fo:break-before="auto" style:column-width="2.06375cm" style:use-optimal-column-width="true"/>
    </style:style>
    <style:style style:name="co11" style:family="table-column">
      <style:table-column-properties fo:break-before="auto" style:column-width="2.99861111111111cm" style:use-optimal-column-width="true"/>
    </style:style>
    <style:style style:name="co12" style:family="table-column">
      <style:table-column-properties fo:break-before="auto" style:column-width="3.65125cm" style:use-optimal-column-width="true"/>
    </style:style>
    <style:style style:name="co13" style:family="table-column">
      <style:table-column-properties fo:break-before="auto" style:column-width="2.96333333333333cm" style:use-optimal-column-width="true"/>
    </style:style>
    <style:style style:name="co14" style:family="table-column">
      <style:table-column-properties fo:break-before="auto" style:column-width="2.99861111111111cm"/>
    </style:style>
    <style:style style:name="co15" style:family="table-column">
      <style:table-column-properties fo:break-before="auto" style:column-width="2.83986111111111cm"/>
    </style:style>
    <style:style style:name="co16" style:family="table-column">
      <style:table-column-properties fo:break-before="auto" style:column-width="2.2225cm" style:use-optimal-column-width="true"/>
    </style:style>
    <style:style style:name="co17" style:family="table-column">
      <style:table-column-properties fo:break-before="auto" style:column-width="2.08138888888889cm" style:use-optimal-column-width="true"/>
    </style:style>
    <style:style style:name="co18" style:family="table-column">
      <style:table-column-properties fo:break-before="auto" style:column-width="1.97555555555556cm" style:use-optimal-column-width="true"/>
    </style:style>
    <style:style style:name="co19" style:family="table-column">
      <style:table-column-properties fo:break-before="auto" style:column-width="3.03388888888889cm" style:use-optimal-column-width="true"/>
    </style:style>
    <style:style style:name="co20" style:family="table-column">
      <style:table-column-properties fo:break-before="auto" style:column-width="1.88736111111111cm" style:use-optimal-column-width="true"/>
    </style:style>
    <style:style style:name="co21" style:family="table-column">
      <style:table-column-properties fo:break-before="auto" style:column-width="2.31069444444444cm" style:use-optimal-column-width="true"/>
    </style:style>
    <style:style style:name="co22" style:family="table-column">
      <style:table-column-properties fo:break-before="auto" style:column-width="3.08680555555556cm" style:use-optimal-column-width="true"/>
    </style:style>
    <style:style style:name="co23" style:family="table-column">
      <style:table-column-properties fo:break-before="auto" style:column-width="2.11666666666667cm" style:use-optimal-column-width="true"/>
    </style:style>
    <style:style style:name="co24" style:family="table-column">
      <style:table-column-properties fo:break-before="auto" style:column-width="2.04611111111111cm" style:use-optimal-column-width="true"/>
    </style:style>
    <style:style style:name="co25" style:family="table-column">
      <style:table-column-properties fo:break-before="auto" style:column-width="2.59291666666667cm" style:use-optimal-column-width="true"/>
    </style:style>
    <style:style style:name="co26" style:family="table-column">
      <style:table-column-properties fo:break-before="auto" style:column-width="1.79916666666667cm"/>
    </style:style>
    <style:style style:name="ro1" style:family="table-row">
      <style:table-row-properties style:row-height="72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ne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0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0" table:default-cell-style-name="ce1"/>
        <table:table-column table:style-name="co25" table:default-cell-style-name="ce1"/>
        <table:table-column table:style-name="co26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7" table:style-name="ce4">
            <text:p>317</text:p>
          </table:table-cell>
          <table:table-cell office:value-type="float" office:value="301.40443999999997" table:style-name="ce4">
            <text:p>301</text:p>
          </table:table-cell>
          <table:table-cell office:value-type="float" office:value="815" table:style-name="ce4">
            <text:p>815</text:p>
          </table:table-cell>
          <table:table-cell office:value-type="float" office:value="792.05915000000005" table:style-name="ce4">
            <text:p>792</text:p>
          </table:table-cell>
          <table:table-cell office:value-type="float" office:value="3252" table:style-name="ce4">
            <text:p>3,252</text:p>
          </table:table-cell>
          <table:table-cell office:value-type="float" office:value="3176.4395900000004" table:style-name="ce4">
            <text:p>3,176</text:p>
          </table:table-cell>
          <table:table-cell office:value-type="float" office:value="1802" table:style-name="ce4">
            <text:p>1,802</text:p>
          </table:table-cell>
          <table:table-cell office:value-type="float" office:value="1757.5496699999999" table:style-name="ce4">
            <text:p>1,758</text:p>
          </table:table-cell>
          <table:table-cell office:value-type="float" office:value="163" table:style-name="ce4">
            <text:p>163</text:p>
          </table:table-cell>
          <table:table-cell office:value-type="float" office:value="157.17041999999998" table:style-name="ce4">
            <text:p>157</text:p>
          </table:table-cell>
          <table:table-cell office:value-type="float" office:value="45" table:style-name="ce4">
            <text:p>45</text:p>
          </table:table-cell>
          <table:table-cell office:value-type="float" office:value="44.01352" table:style-name="ce4">
            <text:p>44</text:p>
          </table:table-cell>
          <table:table-cell office:value-type="float" office:value="6394" table:style-name="ce4">
            <text:p>6,394</text:p>
          </table:table-cell>
          <table:table-cell office:value-type="float" office:value="6228.6367900000005" table:style-name="ce4">
            <text:p>6,229</text:p>
          </table:table-cell>
          <table:table-cell office:value-type="float" office:value="43" table:style-name="ce4">
            <text:p>43</text:p>
          </table:table-cell>
          <table:table-cell office:value-type="float" office:value="40.799999999999997" table:style-name="ce4">
            <text:p>41</text:p>
          </table:table-cell>
          <table:table-cell office:value-type="float" office:value="46" table:style-name="ce4">
            <text:p>46</text:p>
          </table:table-cell>
          <table:table-cell office:value-type="float" office:value="40.4" table:style-name="ce4">
            <text:p>40</text:p>
          </table:table-cell>
          <table:table-cell office:value-type="float" office:value="291" table:style-name="ce4">
            <text:p>291</text:p>
          </table:table-cell>
          <table:table-cell office:value-type="float" office:value="291" table:style-name="ce4">
            <text:p>291</text:p>
          </table:table-cell>
          <table:table-cell office:value-type="float" office:value="380" table:style-name="ce4">
            <text:p>380</text:p>
          </table:table-cell>
          <table:table-cell office:value-type="float" office:value="372.2" table:style-name="ce4">
            <text:p>372</text:p>
          </table:table-cell>
          <table:table-cell office:value-type="float" office:value="0" table:style-name="ce4">
            <text:p>0</text:p>
          </table:table-cell>
          <table:table-cell office:value-type="float" office:value="6774" table:style-name="ce4">
            <text:p>6,774</text:p>
          </table:table-cell>
          <table:table-cell office:value-type="float" office:value="6600.8367900000003" table:style-name="ce4">
            <text:p>6,601</text:p>
          </table:table-cell>
          <table:table-cell office:value-type="float" office:value="22181593.539999995" table:style-name="ce4">
            <text:p>22,181,594</text:p>
          </table:table-cell>
          <table:table-cell office:value-type="float" office:value="1098094.1500000001" table:style-name="ce4">
            <text:p>1,098,094</text:p>
          </table:table-cell>
          <table:table-cell office:value-type="float" office:value="-492744.19" table:style-name="ce4">
            <text:p>-492,744</text:p>
          </table:table-cell>
          <table:table-cell office:value-type="float" office:value="71259.159999999989" table:style-name="ce4">
            <text:p>71,259</text:p>
          </table:table-cell>
          <table:table-cell office:value-type="float" office:value="6348564.5700000003" table:style-name="ce4">
            <text:p>6,348,565</text:p>
          </table:table-cell>
          <table:table-cell office:value-type="float" office:value="3678699.4299999997" table:style-name="ce4">
            <text:p>3,678,699</text:p>
          </table:table-cell>
          <table:table-cell office:value-type="float" office:value="32885466.659999993" table:style-name="ce4">
            <text:p>32,885,467</text:p>
          </table:table-cell>
          <table:table-cell office:value-type="float" office:value="4549856.3499999996" table:style-name="ce4">
            <text:p>4,549,856</text:p>
          </table:table-cell>
          <table:table-cell office:value-type="float" office:value="181234.62999999998" table:style-name="ce4">
            <text:p>181,235</text:p>
          </table:table-cell>
          <table:table-cell office:value-type="float" office:value="4731090.9799999995" table:style-name="ce4">
            <text:p>4,731,091</text:p>
          </table:table-cell>
          <table:table-cell office:value-type="float" office:value="37616557.639999993" table:style-name="ce4">
            <text:p>37,616,5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0" table:style-name="ce4">
            <text:p>120</text:p>
          </table:table-cell>
          <table:table-cell office:value-type="float" office:value="108.05001000000003" table:style-name="ce4">
            <text:p>108</text:p>
          </table:table-cell>
          <table:table-cell office:value-type="float" office:value="75" table:style-name="ce4">
            <text:p>75</text:p>
          </table:table-cell>
          <table:table-cell office:value-type="float" office:value="71.285420000000016" table:style-name="ce4">
            <text:p>71</text:p>
          </table:table-cell>
          <table:table-cell office:value-type="float" office:value="95" table:style-name="ce4">
            <text:p>95</text:p>
          </table:table-cell>
          <table:table-cell office:value-type="float" office:value="93.201349999999991" table:style-name="ce4">
            <text:p>93</text:p>
          </table:table-cell>
          <table:table-cell office:value-type="float" office:value="16" table:style-name="ce4">
            <text:p>16</text:p>
          </table:table-cell>
          <table:table-cell office:value-type="float" office:value="11.64864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8" table:style-name="ce4">
            <text:p>308</text:p>
          </table:table-cell>
          <table:table-cell office:value-type="float" office:value="286.18542000000002" table:style-name="ce4">
            <text:p>2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8" table:style-name="ce4">
            <text:p>308</text:p>
          </table:table-cell>
          <table:table-cell office:value-type="float" office:value="286.18542000000002" table:style-name="ce4">
            <text:p>286</text:p>
          </table:table-cell>
          <table:table-cell office:value-type="float" office:value="890664.23333333328" table:style-name="ce4">
            <text:p>890,6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0664.23333333328" table:style-name="ce4">
            <text:p>890,6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0664.23333333328" table:style-name="ce4">
            <text:p>890,664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924" table:style-name="ce4">
            <text:p>9,924</text:p>
          </table:table-cell>
          <table:table-cell office:value-type="float" office:value="8731.913600000089" table:style-name="ce4">
            <text:p>8,732</text:p>
          </table:table-cell>
          <table:table-cell office:value-type="float" office:value="2737" table:style-name="ce4">
            <text:p>2,737</text:p>
          </table:table-cell>
          <table:table-cell office:value-type="float" office:value="2594.0968499999994" table:style-name="ce4">
            <text:p>2,594</text:p>
          </table:table-cell>
          <table:table-cell office:value-type="float" office:value="2847" table:style-name="ce4">
            <text:p>2,847</text:p>
          </table:table-cell>
          <table:table-cell office:value-type="float" office:value="2692.5685699999967" table:style-name="ce4">
            <text:p>2,693</text:p>
          </table:table-cell>
          <table:table-cell office:value-type="float" office:value="750" table:style-name="ce4">
            <text:p>750</text:p>
          </table:table-cell>
          <table:table-cell office:value-type="float" office:value="731.75675999999976" table:style-name="ce4">
            <text:p>732</text:p>
          </table:table-cell>
          <table:table-cell office:value-type="float" office:value="74" table:style-name="ce4">
            <text:p>74</text:p>
          </table:table-cell>
          <table:table-cell office:value-type="float" office:value="73.55856" table:style-name="ce4">
            <text:p>74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6340" table:style-name="ce4">
            <text:p>16,340</text:p>
          </table:table-cell>
          <table:table-cell office:value-type="float" office:value="14831.408230000085" table:style-name="ce4">
            <text:p>14,831</text:p>
          </table:table-cell>
          <table:table-cell office:value-type="float" office:value="2175.48" table:style-name="ce4">
            <text:p>2,175</text:p>
          </table:table-cell>
          <table:table-cell office:value-type="float" office:value="2175.48" table:style-name="ce4">
            <text:p>2,175</text:p>
          </table:table-cell>
          <table:table-cell office:value-type="float" office:value="30.94" table:style-name="ce4">
            <text:p>31</text:p>
          </table:table-cell>
          <table:table-cell office:value-type="float" office:value="30.94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06.42" table:style-name="ce4">
            <text:p>2,206</text:p>
          </table:table-cell>
          <table:table-cell office:value-type="float" office:value="2206.42" table:style-name="ce4">
            <text:p>2,206</text:p>
          </table:table-cell>
          <table:table-cell office:value-type="float" office:value="0" table:style-name="ce4">
            <text:p>0</text:p>
          </table:table-cell>
          <table:table-cell office:value-type="float" office:value="18546.419999999998" table:style-name="ce4">
            <text:p>18,546</text:p>
          </table:table-cell>
          <table:table-cell office:value-type="float" office:value="17037.828230000086" table:style-name="ce4">
            <text:p>17,038</text:p>
          </table:table-cell>
          <table:table-cell office:value-type="float" office:value="33348752.610000003" table:style-name="ce4">
            <text:p>33,348,753</text:p>
          </table:table-cell>
          <table:table-cell office:value-type="float" office:value="649671.64999999991" table:style-name="ce4">
            <text:p>649,672</text:p>
          </table:table-cell>
          <table:table-cell office:value-type="float" office:value="210712.75" table:style-name="ce4">
            <text:p>210,713</text:p>
          </table:table-cell>
          <table:table-cell office:value-type="float" office:value="533996.06000000006" table:style-name="ce4">
            <text:p>533,996</text:p>
          </table:table-cell>
          <table:table-cell office:value-type="float" office:value="8952987.1499999985" table:style-name="ce4">
            <text:p>8,952,987</text:p>
          </table:table-cell>
          <table:table-cell office:value-type="float" office:value="3491464.89" table:style-name="ce4">
            <text:p>3,491,465</text:p>
          </table:table-cell>
          <table:table-cell office:value-type="float" office:value="47187585.110000007" table:style-name="ce4">
            <text:p>47,187,585</text:p>
          </table:table-cell>
          <table:table-cell office:value-type="float" office:value="6939255.0700000022" table:style-name="ce4">
            <text:p>6,939,255</text:p>
          </table:table-cell>
          <table:table-cell office:value-type="float" office:value="50470.400000000001" table:style-name="ce4">
            <text:p>50,470</text:p>
          </table:table-cell>
          <table:table-cell office:value-type="float" office:value="6989725.4700000025" table:style-name="ce4">
            <text:p>6,989,725</text:p>
          </table:table-cell>
          <table:table-cell office:value-type="float" office:value="54177310.580000013" table:style-name="ce4">
            <text:p>54,177,31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9" table:style-name="ce4">
            <text:p>429</text:p>
          </table:table-cell>
          <table:table-cell office:value-type="float" office:value="389.62677999999988" table:style-name="ce4">
            <text:p>390</text:p>
          </table:table-cell>
          <table:table-cell office:value-type="float" office:value="332" table:style-name="ce4">
            <text:p>332</text:p>
          </table:table-cell>
          <table:table-cell office:value-type="float" office:value="309.41792000000004" table:style-name="ce4">
            <text:p>309</text:p>
          </table:table-cell>
          <table:table-cell office:value-type="float" office:value="295" table:style-name="ce4">
            <text:p>295</text:p>
          </table:table-cell>
          <table:table-cell office:value-type="float" office:value="283.95513999999997" table:style-name="ce4">
            <text:p>284</text:p>
          </table:table-cell>
          <table:table-cell office:value-type="float" office:value="91" table:style-name="ce4">
            <text:p>91</text:p>
          </table:table-cell>
          <table:table-cell office:value-type="float" office:value="89.754869999999997" table:style-name="ce4">
            <text:p>90</text:p>
          </table:table-cell>
          <table:table-cell office:value-type="float" office:value="10" table:style-name="ce4">
            <text:p>10</text:p>
          </table:table-cell>
          <table:table-cell office:value-type="float" office:value="9.31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57" table:style-name="ce4">
            <text:p>1,157</text:p>
          </table:table-cell>
          <table:table-cell office:value-type="float" office:value="1082.0700299999999" table:style-name="ce4">
            <text:p>1,08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60" table:style-name="ce4">
            <text:p>1,160</text:p>
          </table:table-cell>
          <table:table-cell office:value-type="float" office:value="1085.0700299999999" table:style-name="ce4">
            <text:p>1,085</text:p>
          </table:table-cell>
          <table:table-cell office:value-type="float" office:value="3271417.5000000005" table:style-name="ce4">
            <text:p>3,271,418</text:p>
          </table:table-cell>
          <table:table-cell office:value-type="float" office:value="57093.42" table:style-name="ce4">
            <text:p>57,093</text:p>
          </table:table-cell>
          <table:table-cell office:value-type="float" office:value="3743.1800000000003" table:style-name="ce4">
            <text:p>3,743</text:p>
          </table:table-cell>
          <table:table-cell office:value-type="float" office:value="7870.329999999999" table:style-name="ce4">
            <text:p>7,870</text:p>
          </table:table-cell>
          <table:table-cell office:value-type="float" office:value="740738.52" table:style-name="ce4">
            <text:p>740,739</text:p>
          </table:table-cell>
          <table:table-cell office:value-type="float" office:value="306923.8" table:style-name="ce4">
            <text:p>306,924</text:p>
          </table:table-cell>
          <table:table-cell office:value-type="float" office:value="4387786.7500000009" table:style-name="ce4">
            <text:p>4,387,787</text:p>
          </table:table-cell>
          <table:table-cell office:value-type="float" office:value="26477.989999999998" table:style-name="ce4">
            <text:p>26,478</text:p>
          </table:table-cell>
          <table:table-cell office:value-type="float" office:value="0" table:style-name="ce4">
            <text:p>0</text:p>
          </table:table-cell>
          <table:table-cell office:value-type="float" office:value="26477.989999999998" table:style-name="ce4">
            <text:p>26,478</text:p>
          </table:table-cell>
          <table:table-cell office:value-type="float" office:value="4414264.7400000012" table:style-name="ce4">
            <text:p>4,414,265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059" table:style-name="ce4">
            <text:p>28,059</text:p>
          </table:table-cell>
          <table:table-cell office:value-type="float" office:value="26495.909890000374" table:style-name="ce4">
            <text:p>26,496</text:p>
          </table:table-cell>
          <table:table-cell office:value-type="float" office:value="6518" table:style-name="ce4">
            <text:p>6,518</text:p>
          </table:table-cell>
          <table:table-cell office:value-type="float" office:value="6222.4613900000231" table:style-name="ce4">
            <text:p>6,222</text:p>
          </table:table-cell>
          <table:table-cell office:value-type="float" office:value="7016" table:style-name="ce4">
            <text:p>7,016</text:p>
          </table:table-cell>
          <table:table-cell office:value-type="float" office:value="6711.3082000000168" table:style-name="ce4">
            <text:p>6,711</text:p>
          </table:table-cell>
          <table:table-cell office:value-type="float" office:value="842" table:style-name="ce4">
            <text:p>842</text:p>
          </table:table-cell>
          <table:table-cell office:value-type="float" office:value="822.91288000000009" table:style-name="ce4">
            <text:p>823</text:p>
          </table:table-cell>
          <table:table-cell office:value-type="float" office:value="84" table:style-name="ce4">
            <text:p>84</text:p>
          </table:table-cell>
          <table:table-cell office:value-type="float" office:value="83.5" table:style-name="ce4">
            <text:p>84</text:p>
          </table:table-cell>
          <table:table-cell office:value-type="float" office:value="19433" table:style-name="ce4">
            <text:p>19,433</text:p>
          </table:table-cell>
          <table:table-cell office:value-type="float" office:value="18006.754849999958" table:style-name="ce4">
            <text:p>18,007</text:p>
          </table:table-cell>
          <table:table-cell office:value-type="float" office:value="61952" table:style-name="ce4">
            <text:p>61,952</text:p>
          </table:table-cell>
          <table:table-cell office:value-type="float" office:value="58342.847210000371" table:style-name="ce4">
            <text:p>58,343</text:p>
          </table:table-cell>
          <table:table-cell office:value-type="float" office:value="1269.8700000000003" table:style-name="ce4">
            <text:p>1,270</text:p>
          </table:table-cell>
          <table:table-cell office:value-type="float" office:value="1269.8700000000003" table:style-name="ce4">
            <text:p>1,2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271.8700000000003" table:style-name="ce4">
            <text:p>1,272</text:p>
          </table:table-cell>
          <table:table-cell office:value-type="float" office:value="1271.8700000000003" table:style-name="ce4">
            <text:p>1,272</text:p>
          </table:table-cell>
          <table:table-cell office:value-type="float" office:value="0" table:style-name="ce4">
            <text:p>0</text:p>
          </table:table-cell>
          <table:table-cell office:value-type="float" office:value="63223.87" table:style-name="ce4">
            <text:p>63,224</text:p>
          </table:table-cell>
          <table:table-cell office:value-type="float" office:value="59614.717210000374" table:style-name="ce4">
            <text:p>59,615</text:p>
          </table:table-cell>
          <table:table-cell office:value-type="float" office:value="148369737.52000001" table:style-name="ce4">
            <text:p>148,369,738</text:p>
          </table:table-cell>
          <table:table-cell office:value-type="float" office:value="14599480.74" table:style-name="ce4">
            <text:p>14,599,481</text:p>
          </table:table-cell>
          <table:table-cell office:value-type="float" office:value="1017747.47" table:style-name="ce4">
            <text:p>1,017,747</text:p>
          </table:table-cell>
          <table:table-cell office:value-type="float" office:value="10513585.630000001" table:style-name="ce4">
            <text:p>10,513,586</text:p>
          </table:table-cell>
          <table:table-cell office:value-type="float" office:value="40777036.340000004" table:style-name="ce4">
            <text:p>40,777,036</text:p>
          </table:table-cell>
          <table:table-cell office:value-type="float" office:value="17328518.449999992" table:style-name="ce4">
            <text:p>17,328,518</text:p>
          </table:table-cell>
          <table:table-cell office:value-type="float" office:value="232606106.15000001" table:style-name="ce4">
            <text:p>232,606,106</text:p>
          </table:table-cell>
          <table:table-cell office:value-type="float" office:value="5799363.8500000006" table:style-name="ce4">
            <text:p>5,799,364</text:p>
          </table:table-cell>
          <table:table-cell office:value-type="float" office:value="-532277.67999999993" table:style-name="ce4">
            <text:p>-532,278</text:p>
          </table:table-cell>
          <table:table-cell office:value-type="float" office:value="5267086.1700000009" table:style-name="ce4">
            <text:p>5,267,086</text:p>
          </table:table-cell>
          <table:table-cell office:value-type="float" office:value="237873192.31999999" table:style-name="ce4">
            <text:p>237,873,1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864" table:style-name="ce4">
            <text:p>864</text:p>
          </table:table-cell>
          <table:table-cell office:value-type="float" office:value="779.25432999999839" table:style-name="ce4">
            <text:p>779</text:p>
          </table:table-cell>
          <table:table-cell office:value-type="float" office:value="407" table:style-name="ce4">
            <text:p>407</text:p>
          </table:table-cell>
          <table:table-cell office:value-type="float" office:value="388.22892000000002" table:style-name="ce4">
            <text:p>388</text:p>
          </table:table-cell>
          <table:table-cell office:value-type="float" office:value="169" table:style-name="ce4">
            <text:p>169</text:p>
          </table:table-cell>
          <table:table-cell office:value-type="float" office:value="160.20648999999997" table:style-name="ce4">
            <text:p>160</text:p>
          </table:table-cell>
          <table:table-cell office:value-type="float" office:value="18" table:style-name="ce4">
            <text:p>18</text:p>
          </table:table-cell>
          <table:table-cell office:value-type="float" office:value="17.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60" table:style-name="ce4">
            <text:p>1,460</text:p>
          </table:table-cell>
          <table:table-cell office:value-type="float" office:value="1347.4897399999984" table:style-name="ce4">
            <text:p>1,347</text:p>
          </table:table-cell>
          <table:table-cell office:value-type="float" office:value="240" table:style-name="ce4">
            <text:p>240</text:p>
          </table:table-cell>
          <table:table-cell office:value-type="float" office:value="225.8" table:style-name="ce4">
            <text:p>2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0" table:style-name="ce4">
            <text:p>240</text:p>
          </table:table-cell>
          <table:table-cell office:value-type="float" office:value="225.8" table:style-name="ce4">
            <text:p>226</text:p>
          </table:table-cell>
          <table:table-cell office:value-type="float" office:value="0" table:style-name="ce4">
            <text:p>0</text:p>
          </table:table-cell>
          <table:table-cell office:value-type="float" office:value="1700" table:style-name="ce4">
            <text:p>1,700</text:p>
          </table:table-cell>
          <table:table-cell office:value-type="float" office:value="1573.2897399999983" table:style-name="ce4">
            <text:p>1,573</text:p>
          </table:table-cell>
          <table:table-cell office:value-type="float" office:value="2559174.4900000007" table:style-name="ce4">
            <text:p>2,559,174</text:p>
          </table:table-cell>
          <table:table-cell office:value-type="float" office:value="49824.459999999992" table:style-name="ce4">
            <text:p>49,824</text:p>
          </table:table-cell>
          <table:table-cell office:value-type="float" office:value="451" table:style-name="ce4">
            <text:p>451</text:p>
          </table:table-cell>
          <table:table-cell office:value-type="float" office:value="218321.08" table:style-name="ce4">
            <text:p>218,321</text:p>
          </table:table-cell>
          <table:table-cell office:value-type="float" office:value="712353.8" table:style-name="ce4">
            <text:p>712,354</text:p>
          </table:table-cell>
          <table:table-cell office:value-type="float" office:value="286216.58999999997" table:style-name="ce4">
            <text:p>286,217</text:p>
          </table:table-cell>
          <table:table-cell office:value-type="float" office:value="3826341.4200000009" table:style-name="ce4">
            <text:p>3,826,341</text:p>
          </table:table-cell>
          <table:table-cell office:value-type="float" office:value="645207.69000000006" table:style-name="ce4">
            <text:p>645,208</text:p>
          </table:table-cell>
          <table:table-cell office:value-type="float" office:value="0" table:style-name="ce4">
            <text:p>0</text:p>
          </table:table-cell>
          <table:table-cell office:value-type="float" office:value="645207.69000000006" table:style-name="ce4">
            <text:p>645,208</text:p>
          </table:table-cell>
          <table:table-cell office:value-type="float" office:value="4471549.1100000013" table:style-name="ce4">
            <text:p>4,471,54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2" table:style-name="ce4">
            <text:p>2,252</text:p>
          </table:table-cell>
          <table:table-cell office:value-type="float" office:value="2046.35" table:style-name="ce4">
            <text:p>2,046</text:p>
          </table:table-cell>
          <table:table-cell office:value-type="float" office:value="2252" table:style-name="ce4">
            <text:p>2,252</text:p>
          </table:table-cell>
          <table:table-cell office:value-type="float" office:value="2046.35" table:style-name="ce4">
            <text:p>2,046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2310" table:style-name="ce4">
            <text:p>2,310</text:p>
          </table:table-cell>
          <table:table-cell office:value-type="float" office:value="2104.35" table:style-name="ce4">
            <text:p>2,104</text:p>
          </table:table-cell>
          <table:table-cell office:value-type="float" office:value="9264684.1299999952" table:style-name="ce4">
            <text:p>9,264,6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64684.1299999952" table:style-name="ce4">
            <text:p>9,264,684</text:p>
          </table:table-cell>
          <table:table-cell office:value-type="float" office:value="585969.0700000003" table:style-name="ce4">
            <text:p>585,969</text:p>
          </table:table-cell>
          <table:table-cell office:value-type="float" office:value="0" table:style-name="ce4">
            <text:p>0</text:p>
          </table:table-cell>
          <table:table-cell office:value-type="float" office:value="585969.0700000003" table:style-name="ce4">
            <text:p>585,969</text:p>
          </table:table-cell>
          <table:table-cell office:value-type="float" office:value="9850653.1999999955" table:style-name="ce4">
            <text:p>9,850,65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55" table:style-name="ce4">
            <text:p>95</text:p>
          </table:table-cell>
          <table:table-cell office:value-type="float" office:value="101" table:style-name="ce4">
            <text:p>101</text:p>
          </table:table-cell>
          <table:table-cell office:value-type="float" office:value="94.5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55" table:style-name="ce4">
            <text:p>95</text:p>
          </table:table-cell>
          <table:table-cell office:value-type="float" office:value="448008" table:style-name="ce4">
            <text:p>448,008</text:p>
          </table:table-cell>
          <table:table-cell office:value-type="float" office:value="0" table:style-name="ce4">
            <text:p>0</text:p>
          </table:table-cell>
          <table:table-cell office:value-type="float" office:value="1800" table:style-name="ce4">
            <text:p>1,8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9808" table:style-name="ce4">
            <text:p>449,8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9808" table:style-name="ce4">
            <text:p>449,80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26.6" table:style-name="ce4">
            <text:p>27</text:p>
          </table:table-cell>
          <table:table-cell office:value-type="float" office:value="51" table:style-name="ce4">
            <text:p>51</text:p>
          </table:table-cell>
          <table:table-cell office:value-type="float" office:value="50.6" table:style-name="ce4">
            <text:p>51</text:p>
          </table:table-cell>
          <table:table-cell office:value-type="float" office:value="10" table:style-name="ce4">
            <text:p>10</text:p>
          </table:table-cell>
          <table:table-cell office:value-type="float" office:value="9.6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1" table:style-name="ce4">
            <text:p>91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02" table:style-name="ce4">
            <text:p>102</text:p>
          </table:table-cell>
          <table:table-cell office:value-type="float" office:value="100" table:style-name="ce4">
            <text:p>100</text:p>
          </table:table-cell>
          <table:table-cell office:value-type="float" office:value="301871.75" table:style-name="ce4">
            <text:p>301,872</text:p>
          </table:table-cell>
          <table:table-cell office:value-type="float" office:value="7499.9500000000007" table:style-name="ce4">
            <text:p>7,500</text:p>
          </table:table-cell>
          <table:table-cell office:value-type="float" office:value="0" table:style-name="ce4">
            <text:p>0</text:p>
          </table:table-cell>
          <table:table-cell office:value-type="float" office:value="833.54" table:style-name="ce4">
            <text:p>834</text:p>
          </table:table-cell>
          <table:table-cell office:value-type="float" office:value="70575.359999999986" table:style-name="ce4">
            <text:p>70,575</text:p>
          </table:table-cell>
          <table:table-cell office:value-type="float" office:value="34784.629999999997" table:style-name="ce4">
            <text:p>34,785</text:p>
          </table:table-cell>
          <table:table-cell office:value-type="float" office:value="415565.23" table:style-name="ce4">
            <text:p>415,565</text:p>
          </table:table-cell>
          <table:table-cell office:value-type="float" office:value="53479.040000000001" table:style-name="ce4">
            <text:p>53,479</text:p>
          </table:table-cell>
          <table:table-cell office:value-type="float" office:value="32660.799999999999" table:style-name="ce4">
            <text:p>32,661</text:p>
          </table:table-cell>
          <table:table-cell office:value-type="float" office:value="86139.839999999997" table:style-name="ce4">
            <text:p>86,140</text:p>
          </table:table-cell>
          <table:table-cell office:value-type="float" office:value="501705.06999999995" table:style-name="ce4">
            <text:p>501,705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119999999999997" table:style-name="ce4">
            <text:p>35</text:p>
          </table:table-cell>
          <table:table-cell office:value-type="float" office:value="260721.36" table:style-name="ce4">
            <text:p>260,7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0721.36" table:style-name="ce4">
            <text:p>260,7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0721.36" table:style-name="ce4">
            <text:p>260,72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4" table:style-name="ce4">
            <text:p>14</text:p>
          </table:table-cell>
          <table:table-cell office:value-type="float" office:value="13.5" table:style-name="ce4">
            <text:p>14</text:p>
          </table:table-cell>
          <table:table-cell office:value-type="float" office:value="110" table:style-name="ce4">
            <text:p>110</text:p>
          </table:table-cell>
          <table:table-cell office:value-type="float" office:value="107.9" table:style-name="ce4">
            <text:p>108</text:p>
          </table:table-cell>
          <table:table-cell office:value-type="float" office:value="47" table:style-name="ce4">
            <text:p>47</text:p>
          </table:table-cell>
          <table:table-cell office:value-type="float" office:value="46.2" table:style-name="ce4">
            <text:p>46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3" table:style-name="ce4">
            <text:p>183</text:p>
          </table:table-cell>
          <table:table-cell office:value-type="float" office:value="178.60000000000002" table:style-name="ce4">
            <text:p>179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90" table:style-name="ce4">
            <text:p>190</text:p>
          </table:table-cell>
          <table:table-cell office:value-type="float" office:value="185.60000000000002" table:style-name="ce4">
            <text:p>186</text:p>
          </table:table-cell>
          <table:table-cell office:value-type="float" office:value="477721" table:style-name="ce4">
            <text:p>477,721</text:p>
          </table:table-cell>
          <table:table-cell office:value-type="float" office:value="1326.87" table:style-name="ce4">
            <text:p>1,327</text:p>
          </table:table-cell>
          <table:table-cell office:value-type="float" office:value="2740" table:style-name="ce4">
            <text:p>2,740</text:p>
          </table:table-cell>
          <table:table-cell office:value-type="float" office:value="0" table:style-name="ce4">
            <text:p>0</text:p>
          </table:table-cell>
          <table:table-cell office:value-type="float" office:value="113476.5" table:style-name="ce4">
            <text:p>113,477</text:p>
          </table:table-cell>
          <table:table-cell office:value-type="float" office:value="50292.509999999995" table:style-name="ce4">
            <text:p>50,293</text:p>
          </table:table-cell>
          <table:table-cell office:value-type="float" office:value="645556.88" table:style-name="ce4">
            <text:p>645,557</text:p>
          </table:table-cell>
          <table:table-cell office:value-type="float" office:value="25224.799999999999" table:style-name="ce4">
            <text:p>25,225</text:p>
          </table:table-cell>
          <table:table-cell office:value-type="float" office:value="0" table:style-name="ce4">
            <text:p>0</text:p>
          </table:table-cell>
          <table:table-cell office:value-type="float" office:value="25224.799999999999" table:style-name="ce4">
            <text:p>25,225</text:p>
          </table:table-cell>
          <table:table-cell office:value-type="float" office:value="670781.68000000005" table:style-name="ce4">
            <text:p>670,78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13.4" table:style-name="ce4">
            <text:p>13</text:p>
          </table:table-cell>
          <table:table-cell office:value-type="float" office:value="45" table:style-name="ce4">
            <text:p>45</text:p>
          </table:table-cell>
          <table:table-cell office:value-type="float" office:value="43.94" table:style-name="ce4">
            <text:p>44</text:p>
          </table:table-cell>
          <table:table-cell office:value-type="float" office:value="34" table:style-name="ce4">
            <text:p>34</text:p>
          </table:table-cell>
          <table:table-cell office:value-type="float" office:value="33.75" table:style-name="ce4">
            <text:p>3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8.09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8.09" table:style-name="ce4">
            <text:p>98</text:p>
          </table:table-cell>
          <table:table-cell office:value-type="float" office:value="396402.96000000008" table:style-name="ce4">
            <text:p>396,403</text:p>
          </table:table-cell>
          <table:table-cell office:value-type="float" office:value="101.25" table:style-name="ce4">
            <text:p>101</text:p>
          </table:table-cell>
          <table:table-cell office:value-type="float" office:value="5200" table:style-name="ce4">
            <text:p>5,200</text:p>
          </table:table-cell>
          <table:table-cell office:value-type="float" office:value="0" table:style-name="ce4">
            <text:p>0</text:p>
          </table:table-cell>
          <table:table-cell office:value-type="float" office:value="101341.90999999999" table:style-name="ce4">
            <text:p>101,342</text:p>
          </table:table-cell>
          <table:table-cell office:value-type="float" office:value="47722.880000000005" table:style-name="ce4">
            <text:p>47,723</text:p>
          </table:table-cell>
          <table:table-cell office:value-type="float" office:value="550769" table:style-name="ce4">
            <text:p>550,7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769" table:style-name="ce4">
            <text:p>550,76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4.8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48" table:style-name="ce4">
            <text:p>48</text:p>
          </table:table-cell>
          <table:table-cell office:value-type="float" office:value="49.2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float" office:value="50.2" table:style-name="ce4">
            <text:p>50</text:p>
          </table:table-cell>
          <table:table-cell office:value-type="float" office:value="153000.76" table:style-name="ce4">
            <text:p>153,001</text:p>
          </table:table-cell>
          <table:table-cell office:value-type="float" office:value="611.58000000000004" table:style-name="ce4">
            <text:p>612</text:p>
          </table:table-cell>
          <table:table-cell office:value-type="float" office:value="600" table:style-name="ce4">
            <text:p>600</text:p>
          </table:table-cell>
          <table:table-cell office:value-type="float" office:value="0" table:style-name="ce4">
            <text:p>0</text:p>
          </table:table-cell>
          <table:table-cell office:value-type="float" office:value="41108.03" table:style-name="ce4">
            <text:p>41,108</text:p>
          </table:table-cell>
          <table:table-cell office:value-type="float" office:value="17782.39" table:style-name="ce4">
            <text:p>17,782</text:p>
          </table:table-cell>
          <table:table-cell office:value-type="float" office:value="213102.76" table:style-name="ce4">
            <text:p>213,103</text:p>
          </table:table-cell>
          <table:table-cell office:value-type="float" office:value="7351" table:style-name="ce4">
            <text:p>7,351</text:p>
          </table:table-cell>
          <table:table-cell office:value-type="float" office:value="0" table:style-name="ce4">
            <text:p>0</text:p>
          </table:table-cell>
          <table:table-cell office:value-type="float" office:value="7351" table:style-name="ce4">
            <text:p>7,351</text:p>
          </table:table-cell>
          <table:table-cell office:value-type="float" office:value="220453.76000000001" table:style-name="ce4">
            <text:p>220,454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artley, Robert</meta:initial-creator>
    <dc:creator>Caldwell, Simon</dc:creator>
    <meta:creation-date>2022-09-30T10:29:42Z</meta:creation-date>
    <dc:date>2022-10-05T10:12:1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